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3ff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rsid="00053ffd" officeooo:paragraph-rsid="00053ffd"/>
    </style:style>
    <style:style style:name="P4" style:family="paragraph" style:parent-style-name="Standard">
      <style:text-properties officeooo:paragraph-rsid="00066e2e"/>
    </style:style>
    <style:style style:name="P5" style:family="paragraph" style:parent-style-name="Standard">
      <style:text-properties fo:color="#c9211e" loext:opacity="100%"/>
    </style:style>
    <style:style style:name="P6" style:family="paragraph" style:parent-style-name="Standard">
      <style:text-properties officeooo:paragraph-rsid="0007e21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3ffd"/>
    </style:style>
    <style:style style:name="T3" style:family="text">
      <style:text-properties officeooo:rsid="00066e2e"/>
    </style:style>
    <style:style style:name="T4" style:family="text">
      <style:text-properties fo:color="#c9211e" loext:opacity="100%"/>
    </style:style>
    <style:style style:name="T5" style:family="text">
      <style:text-properties fo:color="#5eb91e" loext:opacity="100%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orking with Containers</text:p>
      <text:p text:style-name="P1">1.Install the Docker software from your distribution’s software repository.</text:p>
      <text:p text:style-name="P1">For Ubuntu, type the command <text:span text:style-name="T1">sudo apt install docker.</text:span></text:p>
      <text:p text:style-name="Standard">For Red Hat–based distributions, such as Rocky Linux, the command is <text:span text:style-name="T1">sudo dnf</text:span></text:p>
      <text:p text:style-name="P2">install docker.</text:p>
      <text:p text:style-name="Standard"/>
      <text:p text:style-name="Standard">2.After installing the Docker software, you communicate with it by using the docker</text:p>
      <text:p text:style-name="Standard">command. Check to make sure <text:span text:style-name="T2">if any </text:span>Docker <text:span text:style-name="T2">containers </text:span><text:s/><text:span text:style-name="T2">are </text:span>running by typing sudo <text:span text:style-name="T1">docker ps </text:span>at the</text:p>
      <text:p text:style-name="Standard">command line. <text:span text:style-name="T2">It also indicates that docker itself is running.</text:span></text:p>
      <text:p text:style-name="Standard"/>
      <text:p text:style-name="P3">If by any chance you are running podman, <text:span text:style-name="T3">just replace docker with podman</text:span></text:p>
      <text:p text:style-name="Standard">$ sudo docker ps</text:p>
      <text:p text:style-name="Standard"/>
      <text:p text:style-name="Standard"/>
      <text:p text:style-name="Standard">The output shows that Docker is running and lists any containers that are currently</text:p>
      <text:p text:style-name="Standard">running (currently none).</text:p>
      <text:p text:style-name="Standard"/>
      <text:p text:style-name="Standard"/>
      <text:p text:style-name="Standard">3.Retrieve the Docker customized container image for a generic Apache web server by</text:p>
      <text:p text:style-name="P4">typing the command s<text:span text:style-name="T1">udo docker pull docker.io/library/httpd:latest</text:span></text:p>
      <text:p text:style-name="P4"/>
      <text:p text:style-name="P4">This causes Docker to query the Docker repository at <text:span text:style-name="T1">http://hub.docker.com</text:span> and retrieve</text:p>
      <text:p text:style-name="Standard">the latest version of a customized Apache web server running on a generic Linux OS</text:p>
      <text:p text:style-name="Standard">platform. If you need to use a specific version of Apache, you can specify it after the</text:p>
      <text:p text:style-name="Standard">container image name, such as httpd:2.4.</text:p>
      <text:p text:style-name="Standard"/>
      <text:p text:style-name="Standard"/>
      <text:p text:style-name="Standard"/>
      <text:p text:style-name="P4">4.Deploy the httpd container image to your Docker environment by typing </text:p>
      <text:p text:style-name="P4"><text:span text:style-name="T1">sudo docker run -d -­t -p 8088:80 -­-</text:span>­n<text:span text:style-name="T1">ame myApache httpd</text:span></text:p>
      <text:p text:style-name="P4"><text:span text:style-name="T1"/></text:p>
      <text:p text:style-name="P4">This command starts the container in background mode (the -­d option), connects a terminal to the container (the -­t option),</text:p>
      <text:p text:style-name="Standard">exposes TCP 80 port on the container to port 8088 on the host (the -­p option), and</text:p>
      <text:p text:style-name="Standard">gives the container a simple name to use for the docker commands. It’s important to</text:p>
      <text:p text:style-name="Standard">remember that containers are self-­contained, so to connect to a port on the container</text:p>
      <text:p text:style-name="Standard">you must instruct Docker to expose the port to the host system. When you run this</text:p>
      <text:p text:style-name="Standard">command, Docker will display the ID assigned to the container. Verify that the container</text:p>
      <text:p text:style-name="P4">is running by typing </text:p>
      <text:p text:style-name="P4">s<text:span text:style-name="T1">udo docker ps</text:span></text:p>
      <text:p text:style-name="Standard"/>
      <text:p text:style-name="P5">43ee094b028d docker.io/library/httpd:latest httpd-­foreground Up 5 seconds ago 0.0.0.0:8088-&gt;80/tcp myApache CREATED 4 seconds ago</text:p>
      <text:p text:style-name="Standard">The output shows that indeed the httpd container is running and that it has exposed</text:p>
      <text:p text:style-name="Standard">the TCP 80 port on the container to TCP port 8088 on the host system.</text:p>
      <text:p text:style-name="Standard"/>
      <text:p text:style-name="Standard">5.Connect to the Apache web server running in the container by opening the browser in</text:p>
      <text:p text:style-name="P6">your host Linux desktop and typing <text:span text:style-name="T1">http://localhost:8088</text:span>. You will see the generic </text:p>
      <text:p text:style-name="P6"><text:span text:style-name="T4">“It works!” </text:span>message produced by the Apache web server.</text:p>
      <text:p text:style-name="P6"><text:soft-page-break/>6.Open an interactive Bash shell in the running container by typing </text:p>
      <text:p text:style-name="P6">s<text:span text:style-name="T1">udo docker exec -­i -t myApache bash</text:span></text:p>
      <text:p text:style-name="P6">This connects to the container named myApache as an interactive</text:p>
      <text:p text:style-name="Standard">terminal (the -­i and -­t options) and runs the bash command-­line command,</text:p>
      <text:p text:style-name="Standard">producing a shell prompt. You should see something like this:</text:p>
      <text:p text:style-name="Standard"/>
      <text:p text:style-name="P5">root@43ee094b028d:/usr/local/apache2#</text:p>
      <text:p text:style-name="Standard"/>
      <text:p text:style-name="Standard"/>
      <text:p text:style-name="Standard">7.</text:p>
      <text:p text:style-name="Standard">The Bash shell command prompt indicates that you are logged into the container OS</text:p>
      <text:p text:style-name="Standard">as the root user account and that it is in the /usr/local/apache2 directory. From</text:p>
      <text:p text:style-name="Standard">there you can view and modify the Apache web server configuration files or create</text:p>
      <text:p text:style-name="Standard">new web pages in the /<text:span text:style-name="T5">usr/local/apache2/htdocs</text:span> directory. To return to the host</text:p>
      <text:p text:style-name="Standard">system command line, type exit.</text:p>
      <text:p text:style-name="Standard">root@43ee094b028d:/usr/local/apache2# <text:span text:style-name="T1">exit</text:span></text:p>
      <text:p text:style-name="Standard"/>
      <text:p text:style-name="Standard">[rich@localhost ~]$</text:p>
      <text:p text:style-name="Standard"/>
      <text:p text:style-name="Standard">8.Stop the running container by typing <text:span text:style-name="T1">sudo docker stop myApache</text:span>. You can verify that</text:p>
      <text:p text:style-name="Standard">the container has stopped by typing <text:span text:style-name="T1">sudo docker ps</text:span></text:p>
      <text:p text:style-name="Standard"/>
      <text:p text:style-name="Standard">9.Delete the container from your Docker system by typing <text:span text:style-name="T1">sudo docker rm myApache</text:span></text:p>
      <text:p text:style-name="Standard"><text:span text:style-name="T1"/></text:p>
      <text:p text:style-name="Standard">10. If you don’t want the httpd container image on your workstation anymore, type <text:span text:style-name="T1">sudo</text:span></text:p>
      <text:p text:style-name="P2">docker rmi http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4T14:53:30.913584037</meta:creation-date>
    <dc:date>2024-01-15T03:07:20.730665784</dc:date>
    <meta:editing-duration>PT19M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53" meta:word-count="578" meta:character-count="3414" meta:non-whitespace-character-count="2909"/>
  </office:meta>
</office:document-meta>
</file>